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60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margin-left="0.2916in">
        <style:tab-stops/>
      </style:paragraph-properties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2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 fo:margin-left="0.2916in">
        <style:tab-stops/>
      </style:paragraph-properties>
    </style:style>
    <style:style style:name="T94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/>
    </style:style>
    <style:style style:name="T95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6" style:parent-style-name="Основнойшрифтабзаца" style:family="text">
      <style:text-properties fo:color="#FFFFFF"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7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8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9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0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1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2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P103" style:parent-style-name="Standard" style:family="paragraph">
      <style:paragraph-properties fo:text-align="justify" fo:margin-left="0.2916in">
        <style:tab-stops/>
      </style:paragraph-properties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justify" fo:margin-left="0.2916in">
        <style:tab-stops/>
      </style:paragraph-properties>
    </style:style>
    <style:style style:name="T120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1" style:parent-style-name="Основнойшрифтабзаца" style:family="text">
      <style:text-properties fo:color="#FFFFFF"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2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3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4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5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6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P127" style:parent-style-name="Standard" style:family="paragraph">
      <style:paragraph-properties fo:text-align="justify" fo:margin-left="0.2916in">
        <style:tab-stops/>
      </style:paragraph-properties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144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margin-left="0.2916in">
        <style:tab-stops/>
      </style:paragraph-properties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160" style:parent-style-name="Standard" style:family="paragraph">
      <style:paragraph-properties fo:text-align="justify" fo:margin-left="0.2916in">
        <style:tab-stops/>
      </style:paragraph-properties>
      <style:text-properties fo:color="#FFFFFF" fo:font-size="14pt" style:font-size-asian="14pt" style:font-size-complex="14pt" style:text-underline-type="single" style:text-underline-style="solid" style:text-underline-width="bold" style:text-underline-mode="continuous"/>
    </style:style>
    <style:style style:name="P161" style:parent-style-name="Standard" style:family="paragraph">
      <style:text-properties fo:font-weight="bold" style:font-weight-asian="bold"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paragraph-properties fo:line-height="115%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P189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90" style:parent-style-name="Standard" style:family="paragraph">
      <style:paragraph-properties fo:line-height="115%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07" style:parent-style-name="Standard" style:family="paragraph">
      <style:paragraph-properties fo:line-height="115%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P214" style:parent-style-name="Standard" style:family="paragraph">
      <style:paragraph-properties fo:line-height="115%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29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30" style:parent-style-name="Standard" style:family="paragraph">
      <style:paragraph-properties fo:line-height="115%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41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42" style:parent-style-name="Standard" style:family="paragraph">
      <style:paragraph-properties fo:line-height="115%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2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P252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53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54" style:parent-style-name="Standard" style:family="paragraph">
      <style:paragraph-properties fo:line-height="115%" fo:text-indent="0.25in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T25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63" style:parent-style-name="Standard" style:family="paragraph">
      <style:paragraph-properties fo:line-height="115%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T265" style:parent-style-name="Основнойшрифтабзаца" style:family="text">
      <style:text-properties fo:color="#000000" fo:font-size="14pt" style:font-size-asian="14pt" style:font-size-complex="14pt"/>
    </style:style>
    <style:style style:name="T2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68" style:parent-style-name="Основнойшрифтабзаца" style:family="text">
      <style:text-properties fo:color="#000000" fo:font-size="14pt" style:font-size-asian="14pt" style:font-size-complex="14pt"/>
    </style:style>
    <style:style style:name="T2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71" style:parent-style-name="Основнойшрифтабзаца" style:family="text">
      <style:text-properties fo:color="#000000" fo:font-size="14pt" style:font-size-asian="14pt" style:font-size-complex="14pt"/>
    </style:style>
    <style:style style:name="P272" style:parent-style-name="Standard" style:family="paragraph">
      <style:paragraph-properties fo:line-height="115%" fo:text-indent="0.3937in"/>
    </style:style>
    <style:style style:name="T273" style:parent-style-name="Основнойшрифтабзаца" style:family="text">
      <style:text-properties fo:color="#000000" fo:font-size="14pt" style:font-size-asian="14pt" style:font-size-complex="14pt"/>
    </style:style>
    <style:style style:name="T274" style:parent-style-name="Основнойшрифтабзаца" style:family="text">
      <style:text-properties fo:color="#000000" fo:font-size="14pt" style:font-size-asian="14pt" style:font-size-complex="14pt"/>
    </style:style>
    <style:style style:name="T275" style:parent-style-name="Основнойшрифтабзаца" style:family="text">
      <style:text-properties fo:color="#000000" fo:font-size="14pt" style:font-size-asian="14pt" style:font-size-complex="14pt"/>
    </style:style>
    <style:style style:name="T276" style:parent-style-name="Основнойшрифтабзаца" style:family="text">
      <style:text-properties fo:color="#000000" fo:font-size="14pt" style:font-size-asian="14pt" style:font-size-complex="14pt"/>
    </style:style>
    <style:style style:name="T277" style:parent-style-name="Основнойшрифтабзаца" style:family="text">
      <style:text-properties fo:color="#000000" fo:font-size="14pt" style:font-size-asian="14pt" style:font-size-complex="14pt"/>
    </style:style>
    <style:style style:name="T2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fo:color="#000000" fo:font-size="14pt" style:font-size-asian="14pt" style:font-size-complex="14pt"/>
    </style:style>
    <style:style style:name="P280" style:parent-style-name="Standard" style:family="paragraph">
      <style:paragraph-properties fo:line-height="115%" fo:text-indent="0.3937in"/>
      <style:text-properties fo:color="#000000" fo:font-size="14pt" style:font-size-asian="14pt" style:font-size-complex="14pt"/>
    </style:style>
    <style:style style:name="P281" style:parent-style-name="Standard" style:family="paragraph">
      <style:paragraph-properties fo:line-height="115%"/>
    </style:style>
    <style:style style:name="T282" style:parent-style-name="Основнойшрифтабзаца" style:family="text">
      <style:text-properties fo:color="#000000" fo:font-size="14pt" style:font-size-asian="14pt" style:font-size-complex="14pt"/>
    </style:style>
    <style:style style:name="T2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fo:color="#000000" fo:font-size="14pt" style:font-size-asian="14pt" style:font-size-complex="14pt"/>
    </style:style>
    <style:style style:name="T285" style:parent-style-name="Основнойшрифтабзаца" style:family="text">
      <style:text-properties fo:color="#000000" fo:font-size="14pt" style:font-size-asian="14pt" style:font-size-complex="14pt"/>
    </style:style>
    <style:style style:name="T2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88" style:parent-style-name="Основнойшрифтабзаца" style:family="text">
      <style:text-properties fo:color="#000000" fo:font-size="14pt" style:font-size-asian="14pt" style:font-size-complex="14pt"/>
    </style:style>
    <style:style style:name="T2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fo:color="#000000" fo:font-size="14pt" style:font-size-asian="14pt" style:font-size-complex="14pt"/>
    </style:style>
    <style:style style:name="T29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93" style:parent-style-name="Основнойшрифтабзаца" style:family="text">
      <style:text-properties fo:color="#000000" fo:font-size="14pt" style:font-size-asian="14pt" style:font-size-complex="14pt"/>
    </style:style>
    <style:style style:name="P294" style:parent-style-name="Standard" style:family="paragraph">
      <style:paragraph-properties fo:line-height="115%" fo:text-indent="0.3937in"/>
      <style:text-properties fo:color="#000000" fo:font-size="14pt" style:font-size-asian="14pt" style:font-size-complex="14pt"/>
    </style:style>
    <style:style style:name="P295" style:parent-style-name="Standard" style:family="paragraph">
      <style:paragraph-properties fo:line-height="115%"/>
    </style:style>
    <style:style style:name="T2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fo:color="#000000" fo:font-size="14pt" style:font-size-asian="14pt" style:font-size-complex="14pt"/>
    </style:style>
    <style:style style:name="T2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00" style:parent-style-name="Основнойшрифтабзаца" style:family="text">
      <style:text-properties fo:color="#000000" fo:font-size="14pt" style:font-size-asian="14pt" style:font-size-complex="14pt"/>
    </style:style>
    <style:style style:name="T3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03" style:parent-style-name="Основнойшрифтабзаца" style:family="text">
      <style:text-properties fo:color="#000000" fo:font-size="14pt" style:font-size-asian="14pt" style:font-size-complex="14pt"/>
    </style:style>
    <style:style style:name="P304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05" style:parent-style-name="Standard" style:family="paragraph">
      <style:paragraph-properties fo:text-align="justify" fo:line-height="115%" fo:margin-left="0.25in">
        <style:tab-stops/>
      </style:paragraph-properties>
    </style:style>
    <style:style style:name="T3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fo:font-size="14pt" style:font-size-asian="14pt" style:font-size-complex="14pt"/>
    </style:style>
    <style:style style:name="T3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0" style:parent-style-name="Основнойшрифтабзаца" style:family="text">
      <style:text-properties fo:font-size="14pt" style:font-size-asian="14pt" style:font-size-complex="14pt"/>
    </style:style>
    <style:style style:name="T311" style:parent-style-name="Основнойшрифтабзаца" style:family="text">
      <style:text-properties fo:font-size="14pt" style:font-size-asian="14pt" style:font-size-complex="14pt"/>
    </style:style>
    <style:style style:name="T312" style:parent-style-name="Основнойшрифтабзаца" style:family="text">
      <style:text-properties fo:font-size="14pt" style:font-size-asian="14pt" style:font-size-complex="14pt"/>
    </style:style>
    <style:style style:name="T3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5" style:parent-style-name="Основнойшрифтабзаца" style:family="text">
      <style:text-properties fo:font-size="14pt" style:font-size-asian="14pt" style:font-size-complex="14pt"/>
    </style:style>
    <style:style style:name="T316" style:parent-style-name="Основнойшрифтабзаца" style:family="text">
      <style:text-properties fo:font-size="14pt" style:font-size-asian="14pt" style:font-size-complex="14pt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0" style:parent-style-name="Основнойшрифтабзаца" style:family="text">
      <style:text-properties fo:font-size="14pt" style:font-size-asian="14pt" style:font-size-complex="14pt"/>
    </style:style>
    <style:style style:name="T3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323" style:parent-style-name="Standard" style:family="paragraph">
      <style:paragraph-properties fo:text-align="justify" fo:line-height="115%"/>
    </style:style>
    <style:style style:name="T3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5" style:parent-style-name="Основнойшрифтабзаца" style:family="text">
      <style:text-properties fo:color="#000000" fo:font-size="14pt" style:font-size-asian="14pt" style:font-size-complex="14pt"/>
    </style:style>
    <style:style style:name="T326" style:parent-style-name="Основнойшрифтабзаца" style:family="text">
      <style:text-properties fo:color="#000000"/>
    </style:style>
    <style:style style:name="T327" style:parent-style-name="Основнойшрифтабзаца" style:family="text">
      <style:text-properties fo:color="#000000" fo:font-size="14pt" style:font-size-asian="14pt" style:font-size-complex="14pt"/>
    </style:style>
    <style:style style:name="T3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30" style:parent-style-name="Основнойшрифтабзаца" style:family="text">
      <style:text-properties fo:color="#000000" fo:font-size="14pt" style:font-size-asian="14pt" style:font-size-complex="14pt"/>
    </style:style>
    <style:style style:name="T3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2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33" style:parent-style-name="Основнойшрифтабзаца" style:family="text">
      <style:text-properties fo:color="#000000" fo:font-size="14pt" style:font-size-asian="14pt" style:font-size-complex="14pt"/>
    </style:style>
    <style:style style:name="T3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5" style:parent-style-name="Основнойшрифтабзаца" style:family="text">
      <style:text-properties fo:color="#000000" fo:font-size="14pt" style:font-size-asian="14pt" style:font-size-complex="14pt"/>
    </style:style>
    <style:style style:name="T3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7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38" style:parent-style-name="Основнойшрифтабзаца" style:family="text">
      <style:text-properties fo:color="#000000" fo:font-size="14pt" style:font-size-asian="14pt" style:font-size-complex="14pt"/>
    </style:style>
    <style:style style:name="T3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41" style:parent-style-name="Основнойшрифтабзаца" style:family="text">
      <style:text-properties fo:color="#000000" fo:font-size="14pt" style:font-size-asian="14pt" style:font-size-complex="14pt"/>
    </style:style>
    <style:style style:name="P342" style:parent-style-name="Standard" style:family="paragraph">
      <style:paragraph-properties fo:text-align="justify" fo:line-height="115%" fo:text-indent="0.3937in"/>
    </style:style>
    <style:style style:name="T343" style:parent-style-name="Основнойшрифтабзаца" style:family="text">
      <style:text-properties fo:color="#000000" fo:font-size="14pt" style:font-size-asian="14pt" style:font-size-complex="14pt"/>
    </style:style>
    <style:style style:name="T344" style:parent-style-name="Основнойшрифтабзаца" style:family="text">
      <style:text-properties fo:color="#000000" fo:font-size="14pt" style:font-size-asian="14pt" style:font-size-complex="14pt"/>
    </style:style>
    <style:style style:name="T3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6" style:parent-style-name="Основнойшрифтабзаца" style:family="text">
      <style:text-properties fo:color="#000000" fo:font-size="14pt" style:font-size-asian="14pt" style:font-size-complex="14pt"/>
    </style:style>
    <style:style style:name="T347" style:parent-style-name="Основнойшрифтабзаца" style:family="text">
      <style:text-properties fo:color="#000000" fo:font-size="14pt" style:font-size-asian="14pt" style:font-size-complex="14pt"/>
    </style:style>
    <style:style style:name="T348" style:parent-style-name="Основнойшрифтабзаца" style:family="text">
      <style:text-properties fo:color="#000000" fo:font-size="14pt" style:font-size-asian="14pt" style:font-size-complex="14pt"/>
    </style:style>
    <style:style style:name="T3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fo:color="#000000" fo:font-size="14pt" style:font-size-asian="14pt" style:font-size-complex="14pt"/>
    </style:style>
    <style:style style:name="T351" style:parent-style-name="Основнойшрифтабзаца" style:family="text">
      <style:text-properties fo:color="#000000" fo:font-size="14pt" style:font-size-asian="14pt" style:font-size-complex="14pt"/>
    </style:style>
    <style:style style:name="T352" style:parent-style-name="Основнойшрифтабзаца" style:family="text">
      <style:text-properties fo:color="#000000" fo:font-size="14pt" style:font-size-asian="14pt" style:font-size-complex="14pt"/>
    </style:style>
    <style:style style:name="P353" style:parent-style-name="Standard" style:family="paragraph">
      <style:paragraph-properties fo:text-align="justify" fo:line-height="115%"/>
    </style:style>
    <style:style style:name="T354" style:parent-style-name="Основнойшрифтабзаца" style:family="text">
      <style:text-properties fo:color="#000000" fo:font-size="14pt" style:font-size-asian="14pt" style:font-size-complex="14pt"/>
    </style:style>
    <style:style style:name="T3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fo:color="#000000" fo:font-size="14pt" style:font-size-asian="14pt" style:font-size-complex="14pt"/>
    </style:style>
    <style:style style:name="T3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59" style:parent-style-name="Основнойшрифтабзаца" style:family="text">
      <style:text-properties fo:color="#000000" fo:font-size="14pt" style:font-size-asian="14pt" style:font-size-complex="14pt"/>
    </style:style>
    <style:style style:name="T3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fo:color="#000000" fo:font-size="14pt" style:font-size-asian="14pt" style:font-size-complex="14pt"/>
    </style:style>
    <style:style style:name="T3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64" style:parent-style-name="Основнойшрифтабзаца" style:family="text">
      <style:text-properties fo:color="#000000" fo:font-size="14pt" style:font-size-asian="14pt" style:font-size-complex="14pt"/>
    </style:style>
    <style:style style:name="P365" style:parent-style-name="Standard" style:family="paragraph">
      <style:paragraph-properties fo:text-align="justify" fo:line-height="115%" fo:text-indent="0.3937in"/>
    </style:style>
    <style:style style:name="T366" style:parent-style-name="Основнойшрифтабзаца" style:family="text">
      <style:text-properties fo:color="#000000" fo:font-size="14pt" style:font-size-asian="14pt" style:font-size-complex="14pt"/>
    </style:style>
    <style:style style:name="T367" style:parent-style-name="Основнойшрифтабзаца" style:family="text">
      <style:text-properties fo:color="#000000" fo:font-size="14pt" style:font-size-asian="14pt" style:font-size-complex="14pt"/>
    </style:style>
    <style:style style:name="T368" style:parent-style-name="Основнойшрифтабзаца" style:family="text">
      <style:text-properties fo:color="#000000" fo:font-size="14pt" style:font-size-asian="14pt" style:font-size-complex="14pt"/>
    </style:style>
    <style:style style:name="T3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fo:color="#000000" fo:font-size="14pt" style:font-size-asian="14pt" style:font-size-complex="14pt"/>
    </style:style>
    <style:style style:name="T371" style:parent-style-name="Основнойшрифтабзаца" style:family="text">
      <style:text-properties fo:color="#000000" fo:font-size="14pt" style:font-size-asian="14pt" style:font-size-complex="14pt"/>
    </style:style>
    <style:style style:name="T372" style:parent-style-name="Основнойшрифтабзаца" style:family="text">
      <style:text-properties fo:color="#000000" fo:font-size="14pt" style:font-size-asian="14pt" style:font-size-complex="14pt"/>
    </style:style>
    <style:style style:name="T373" style:parent-style-name="Основнойшрифтабзаца" style:family="text">
      <style:text-properties fo:color="#000000" fo:font-size="14pt" style:font-size-asian="14pt" style:font-size-complex="14pt"/>
    </style:style>
    <style:style style:name="P374" style:parent-style-name="Standard" style:family="paragraph">
      <style:paragraph-properties fo:text-align="justify" fo:line-height="115%"/>
    </style:style>
    <style:style style:name="T375" style:parent-style-name="Основнойшрифтабзаца" style:family="text">
      <style:text-properties fo:color="#000000" fo:font-size="14pt" style:font-size-asian="14pt" style:font-size-complex="14pt"/>
    </style:style>
    <style:style style:name="T3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fo:color="#000000" fo:font-size="14pt" style:font-size-asian="14pt" style:font-size-complex="14pt"/>
    </style:style>
    <style:style style:name="T3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80" style:parent-style-name="Основнойшрифтабзаца" style:family="text">
      <style:text-properties fo:color="#000000" fo:font-size="14pt" style:font-size-asian="14pt" style:font-size-complex="14pt"/>
    </style:style>
    <style:style style:name="T3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fo:color="#000000" fo:font-size="14pt" style:font-size-asian="14pt" style:font-size-complex="14pt"/>
    </style:style>
    <style:style style:name="T3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85" style:parent-style-name="Основнойшрифтабзаца" style:family="text">
      <style:text-properties fo:color="#000000" fo:font-size="14pt" style:font-size-asian="14pt" style:font-size-complex="14pt"/>
    </style:style>
    <style:style style:name="T386" style:parent-style-name="Основнойшрифтабзаца" style:family="text">
      <style:text-properties fo:color="#000000" fo:font-size="14pt" style:font-size-asian="14pt" style:font-size-complex="14pt"/>
    </style:style>
    <style:style style:name="T3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8" style:parent-style-name="Основнойшрифтабзаца" style:family="text">
      <style:text-properties fo:color="#000000" fo:font-size="14pt" style:font-size-asian="14pt" style:font-size-complex="14pt"/>
    </style:style>
    <style:style style:name="T3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91" style:parent-style-name="Основнойшрифтабзаца" style:family="text">
      <style:text-properties fo:color="#000000" fo:font-size="14pt" style:font-size-asian="14pt" style:font-size-complex="14pt"/>
    </style:style>
    <style:style style:name="T3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94" style:parent-style-name="Основнойшрифтабзаца" style:family="text">
      <style:text-properties fo:color="#000000" fo:font-size="14pt" style:font-size-asian="14pt" style:font-size-complex="14pt"/>
    </style:style>
    <style:style style:name="P39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96" style:parent-style-name="Standard" style:family="paragraph">
      <style:paragraph-properties fo:line-height="115%"/>
    </style:style>
    <style:style style:name="T397" style:parent-style-name="Основнойшрифтабзаца" style:family="text">
      <style:text-properties fo:font-size="14pt" style:font-size-asian="14pt" style:font-size-complex="14pt"/>
    </style:style>
    <style:style style:name="T3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/>
    </style:style>
    <style:style style:name="T4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04" style:parent-style-name="Основнойшрифтабзаца" style:family="text">
      <style:text-properties fo:font-size="14pt" style:font-size-asian="14pt" style:font-size-complex="14pt"/>
    </style:style>
    <style:style style:name="T405" style:parent-style-name="Основнойшрифтабзаца" style:family="text">
      <style:text-properties fo:font-size="14pt" style:font-size-asian="14pt" style:font-size-complex="14pt"/>
    </style:style>
    <style:style style:name="T4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13" style:parent-style-name="Основнойшрифтабзаца" style:family="text">
      <style:text-properties fo:font-size="14pt" style:font-size-asian="14pt" style:font-size-complex="14pt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T4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T41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T4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T421" style:parent-style-name="Основнойшрифтабзаца" style:family="text">
      <style:text-properties fo:font-size="14pt" style:font-size-asian="14pt" style:font-size-complex="14pt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T42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24" style:parent-style-name="Основнойшрифтабзаца" style:family="text">
      <style:text-properties fo:font-size="14pt" style:font-size-asian="14pt" style:font-size-complex="14pt"/>
    </style:style>
    <style:style style:name="T4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6" style:parent-style-name="Основнойшрифтабзаца" style:family="text">
      <style:text-properties fo:font-size="14pt" style:font-size-asian="14pt" style:font-size-complex="14pt"/>
    </style:style>
    <style:style style:name="T4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8" style:parent-style-name="Основнойшрифтабзаца" style:family="text">
      <style:text-properties fo:font-size="14pt" style:font-size-asian="14pt" style:font-size-complex="14pt"/>
    </style:style>
    <style:style style:name="T42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4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1" style:parent-style-name="Standard" style:family="paragraph">
      <style:text-properties fo:font-weight="bold" style:font-weight-asian="bold" fo:font-size="14pt" style:font-size-asian="14pt" style:font-size-complex="14pt"/>
    </style:style>
    <style:style style:name="P432" style:parent-style-name="Standard" style:family="paragraph">
      <style:text-properties fo:font-weight="bold" style:font-weight-asian="bold" fo:font-size="14pt" style:font-size-asian="14pt" style:font-size-complex="14pt"/>
    </style:style>
    <style:style style:name="T43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3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35" style:parent-style-name="Standard" style:family="paragraph">
      <style:text-properties fo:font-size="14pt" style:font-size-asian="14pt" style:font-size-complex="14pt"/>
    </style:style>
    <style:style style:name="P436" style:parent-style-name="Standard" style:family="paragraph">
      <style:paragraph-properties fo:text-align="justify" fo:text-indent="0.5in"/>
    </style:style>
    <style:style style:name="T437" style:parent-style-name="Основнойшрифтабзаца" style:family="text">
      <style:text-properties fo:font-size="14pt" style:font-size-asian="14pt" style:font-size-complex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3">ИРИТ-РТФ</text:p>
      <text:p text:style-name="P4">Центр ускоренного обучения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 ДОМАШНЕМУ<text:s/></text:span><text:span text:style-name="T15">ЗАДАНИЮ<text:s/></text:span><text:span text:style-name="T16">N</text:span><text:span text:style-name="T17"><text:s/>4</text:span></text:p>
      <text:p text:style-name="P18"/>
      <text:p text:style-name="P19">по дисциплине «Язык и технологии программирования»</text:p>
      <text:p text:style-name="P20"/>
      <text:p text:style-name="P21"/>
      <text:p text:style-name="P22"><text:span text:style-name="T23">Тема:<text:s/></text:span><text:span text:style-name="T24">Свойства элементарных функций алгебры логики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Студент группы<text:s/>РИВ-170027у<text:s/>(662): <text:s text:c="19"/><text:tab/><text:tab/><text:tab/>Э. Ю. Азымов</text:p>
      <text:p text:style-name="P37">Преподаватель: <text:s text:c="44"/><text:tab/><text:tab/><text:tab/><text:tab/>С. И. Тимошенко,</text:p>
      <text:p text:style-name="P38"><text:s text:c="70"/><text:tab/><text:tab/><text:tab/><text:tab/><text:tab/>доц., к. т. н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Екатеринбург 2017</text:p>
      <text:soft-page-break/>
      <text:p text:style-name="P52">СОДЕРЖАНИЕ</text:p>
      <text:p text:style-name="P53"/>
      <text:p text:style-name="P54"><text:span text:style-name="T55">1</text:span><text:span text:style-name="T56"><text:s/></text:span><text:span text:style-name="T57">Постановка задачи</text:span></text:p>
      <text:p text:style-name="P58"/>
      <text:p text:style-name="P59">Просмотреть материал пп. 2.1-2.4 учебника Савельев А. Я. Основы информатики.</text:p>
      <text:list text:style-name="WW8Num3" text:continue-numbering="true">
        <text:list-item>
          <text:list>
            <text:list-item>
              <text:p text:style-name="P60">Доказать свойство дистрибутивности (распределительный закон) для дизъюнкции относительно конъюнкции (используя свойства и аксиомы):</text:p>
            </text:list-item>
          </text:list>
        </text:list-item>
      </text:list>
      <text:p text:style-name="P61"><text:span text:style-name="T62">x</text:span><text:span text:style-name="T63">1</text:span><text:span text:style-name="T64"><text:s/></text:span><text:span text:style-name="T65">+</text:span><text:span text:style-name="T66"><text:s/></text:span><text:span text:style-name="T67">x</text:span><text:span text:style-name="T68">2</text:span><text:span text:style-name="T69"><text:s/></text:span><text:span text:style-name="T70">x</text:span><text:span text:style-name="T71">3</text:span><text:span text:style-name="T72"><text:s/></text:span><text:span text:style-name="T73">=</text:span><text:span text:style-name="T74"><text:s/></text:span><text:span text:style-name="T75">(x</text:span><text:span text:style-name="T76">1</text:span><text:span text:style-name="T77"><text:s/></text:span><text:span text:style-name="T78">+</text:span><text:span text:style-name="T79"><text:s/></text:span><text:span text:style-name="T80">x</text:span><text:span text:style-name="T81">2</text:span><text:span text:style-name="T82">)</text:span><text:span text:style-name="T83"><text:s/></text:span><text:span text:style-name="T84">(x</text:span><text:span text:style-name="T85">1</text:span><text:span text:style-name="T86"><text:s/></text:span><text:span text:style-name="T87">+</text:span><text:span text:style-name="T88"><text:s/></text:span><text:span text:style-name="T89">x</text:span><text:span text:style-name="T90">3</text:span><text:span text:style-name="T91">)</text:span></text:p>
      <text:list text:style-name="WW8Num3" text:continue-numbering="true">
        <text:list-item>
          <text:list>
            <text:list-item>
              <text:p text:style-name="P92">Доказать законы де Моргана (используя свойства и аксиомы):</text:p>
            </text:list-item>
          </text:list>
        </text:list-item>
      </text:list>
      <text:p text:style-name="P93"><text:span text:style-name="T94"><text:s text:c="3"/></text:span><text:span text:style-name="T95">_ <text:s text:c="6"/></text:span><text:span text:style-name="T96">1</text:span><text:span text:style-name="T97"><text:s text:c="2"/></text:span><text:span text:style-name="T98"><text:s/></text:span><text:span text:style-name="T99"><text:s text:c="5"/></text:span><text:span text:style-name="T100"><text:s text:c="5"/></text:span><text:span text:style-name="T101"><text:s text:c="4"/></text:span><text:span text:style-name="T102"><text:s/>11 <text:s text:c="13"/></text:span></text:p>
      <text:p text:style-name="P103"><text:span text:style-name="T104">x</text:span><text:span text:style-name="T105">1</text:span><text:span text:style-name="T106"><text:s/></text:span><text:span text:style-name="T107">x</text:span><text:span text:style-name="T108">2</text:span><text:span text:style-name="T109"><text:s/></text:span><text:span text:style-name="T110">=</text:span><text:span text:style-name="T111"><text:s/></text:span><text:span text:style-name="T112">x</text:span><text:span text:style-name="T113">1</text:span><text:span text:style-name="T114"><text:s/></text:span><text:span text:style-name="T115">+</text:span><text:span text:style-name="T116"><text:s/></text:span><text:span text:style-name="T117">x</text:span><text:span text:style-name="T118">2</text:span></text:p>
      <text:p text:style-name="P119"><text:span text:style-name="T120"><text:s text:c="10"/>__ <text:s text:c="3"/></text:span><text:span text:style-name="T121">1</text:span><text:span text:style-name="T122"><text:s text:c="3"/></text:span><text:span text:style-name="T123"><text:s text:c="4"/></text:span><text:span text:style-name="T124"><text:s text:c="2"/></text:span><text:span text:style-name="T125"><text:s text:c="4"/></text:span><text:span text:style-name="T126"><text:s/>11 <text:s text:c="13"/></text:span></text:p>
      <text:p text:style-name="P127"><text:span text:style-name="T128">x</text:span><text:span text:style-name="T129">1</text:span><text:span text:style-name="T130"><text:s/></text:span><text:span text:style-name="T131">+</text:span><text:span text:style-name="T132"><text:s/></text:span><text:span text:style-name="T133">x</text:span><text:span text:style-name="T134">2</text:span><text:span text:style-name="T135"><text:s/></text:span><text:span text:style-name="T136">=</text:span><text:span text:style-name="T137"><text:s/></text:span><text:span text:style-name="T138">x</text:span><text:span text:style-name="T139">1</text:span><text:span text:style-name="T140"><text:s/></text:span><text:span text:style-name="T141">x</text:span><text:span text:style-name="T142">2</text:span><text:span text:style-name="T143"><text:s/></text:span></text:p>
      <text:list text:style-name="WW8Num3" text:continue-numbering="true">
        <text:list-item>
          <text:list>
            <text:list-item>
              <text:p text:style-name="P144">Используя свойства и аксиомы логических функций упростить логическое выражение.</text:p>
            </text:list-item>
          </text:list>
        </text:list-item>
      </text:list>
      <text:p text:style-name="P145"><text:span text:style-name="T146">11) (</text:span><text:span text:style-name="T147">x</text:span><text:span text:style-name="T148">1</text:span><text:span text:style-name="T149"><text:s/>+<text:s/></text:span><text:span text:style-name="T150">x</text:span><text:span text:style-name="T151">2</text:span><text:span text:style-name="T152"><text:s/>+<text:s/></text:span><text:span text:style-name="T153">x</text:span><text:span text:style-name="T154">1</text:span><text:span text:style-name="T155">x</text:span><text:span text:style-name="T156">2</text:span><text:span text:style-name="T157">)<text:s/></text:span><text:span text:style-name="T158">x</text:span><text:span text:style-name="T159">1</text:span></text:p>
      <text:p text:style-name="P160"><text:s/></text:p>
      <text:p text:style-name="P161">2 Результаты проделанной работы</text:p>
      <text:p text:style-name="P162"/>
      <text:p text:style-name="Standard"><text:span text:style-name="T163">1) Докажем, что x</text:span><text:span text:style-name="T164">1</text:span><text:span text:style-name="T165"><text:s/>+ x</text:span><text:span text:style-name="T166">2</text:span><text:span text:style-name="T167">x</text:span><text:span text:style-name="T168">3</text:span><text:span text:style-name="T169"><text:s/>= (x</text:span><text:span text:style-name="T170">1</text:span><text:span text:style-name="T171"><text:s/>+ x</text:span><text:span text:style-name="T172">2</text:span><text:span text:style-name="T173">) (x</text:span><text:span text:style-name="T174">1</text:span><text:span text:style-name="T175"><text:s/>+ x</text:span><text:span text:style-name="T176">3</text:span><text:span text:style-name="T177">);</text:span></text:p>
      <text:p text:style-name="P178"/>
      <text:p text:style-name="P179"><text:span text:style-name="T180">(x</text:span><text:span text:style-name="T181">1</text:span><text:span text:style-name="T182"><text:s/>+ x</text:span><text:span text:style-name="T183">2</text:span><text:span text:style-name="T184">) (x</text:span><text:span text:style-name="T185">1</text:span><text:span text:style-name="T186"><text:s/>+ x</text:span><text:span text:style-name="T187">3</text:span><text:span text:style-name="T188">)</text:span></text:p>
      <text:p text:style-name="P189">Путем раскрытия скобок получаем:</text:p>
      <text:p text:style-name="P190"><text:span text:style-name="T191">x</text:span><text:span text:style-name="T192">1</text:span><text:span text:style-name="T193">x</text:span><text:span text:style-name="T194">1</text:span><text:span text:style-name="T195"><text:s/>+ x</text:span><text:span text:style-name="T196">1</text:span><text:span text:style-name="T197">x</text:span><text:span text:style-name="T198">3</text:span><text:span text:style-name="T199"><text:s/>+ x</text:span><text:span text:style-name="T200">2</text:span><text:span text:style-name="T201">x</text:span><text:span text:style-name="T202">1</text:span><text:span text:style-name="T203"><text:s/>+ x</text:span><text:span text:style-name="T204">2</text:span><text:span text:style-name="T205">x</text:span><text:span text:style-name="T206">3</text:span></text:p>
      <text:p text:style-name="P207"><text:span text:style-name="T208">Так как<text:s/></text:span><text:span text:style-name="T209">(</text:span><text:span text:style-name="T210">0</text:span><text:span text:style-name="T211">^0 = 0) &amp;&amp; (1^1 = 0</text:span><text:span text:style-name="T212">)</text:span><text:span text:style-name="T213">:</text:span></text:p>
      <text:p text:style-name="P214"><text:span text:style-name="T215">x</text:span><text:span text:style-name="T216">1</text:span><text:span text:style-name="T217"><text:s/>+ x</text:span><text:span text:style-name="T218">1</text:span><text:span text:style-name="T219">x</text:span><text:span text:style-name="T220">2</text:span><text:span text:style-name="T221"><text:s/>+ x</text:span><text:span text:style-name="T222">1</text:span><text:span text:style-name="T223">x</text:span><text:span text:style-name="T224">3</text:span><text:span text:style-name="T225"><text:s/>+ x</text:span><text:span text:style-name="T226">2</text:span><text:span text:style-name="T227">x</text:span><text:span text:style-name="T228">3</text:span></text:p>
      <text:p text:style-name="P229">Выносим общий множитель:</text:p>
      <text:p text:style-name="P230"><text:span text:style-name="T231">x</text:span><text:span text:style-name="T232">1</text:span><text:span text:style-name="T233">(1 + x</text:span><text:span text:style-name="T234">2</text:span><text:span text:style-name="T235"><text:s/>+ x</text:span><text:span text:style-name="T236">3</text:span><text:span text:style-name="T237">) + x</text:span><text:span text:style-name="T238">2</text:span><text:span text:style-name="T239">x</text:span><text:span text:style-name="T240">3</text:span></text:p>
      <text:p text:style-name="P241">По закону поглощения:</text:p>
      <text:p text:style-name="P242"><text:span text:style-name="T243">x</text:span><text:span text:style-name="T244">1</text:span><text:span text:style-name="T245"><text:s/>+ x</text:span><text:span text:style-name="T246">2</text:span><text:span text:style-name="T247">x</text:span><text:span text:style-name="T248">3</text:span><text:span text:style-name="T249">.<text:s/></text:span><text:span text:style-name="T250">//<text:s/></text:span><text:span text:style-name="T251">Доказано.</text:span></text:p>
      <text:p text:style-name="P252"/>
      <text:p text:style-name="P253">2) Доказать законы де Моргана:</text:p>
      <text:p text:style-name="P254"><text:span text:style-name="T255">a) !(x</text:span><text:span text:style-name="T256">1</text:span><text:span text:style-name="T257">x</text:span><text:span text:style-name="T258">2</text:span><text:span text:style-name="T259">) = !x</text:span><text:span text:style-name="T260">1</text:span><text:span text:style-name="T261"><text:s/>+ !x</text:span><text:span text:style-name="T262">2</text:span></text:p>
      <text:p text:style-name="P263"><text:span text:style-name="T264">m<text:s/></text:span><text:span text:style-name="T265">∈ !(</text:span><text:span text:style-name="T266">x</text:span><text:span text:style-name="T267">1</text:span><text:span text:style-name="T268"><text:s/>^<text:s/></text:span><text:span text:style-name="T269">x</text:span><text:span text:style-name="T270">2</text:span><text:span text:style-name="T271">)</text:span></text:p>
      <text:p text:style-name="P272"><text:span text:style-name="T273">Если значение не принадлежит пересечению х1 и х2</text:span><text:span text:style-name="T274">,</text:span><text:span text:style-name="T275"><text:s/>то оно не может одновременно принадлежать и значению х1 и значению х2</text:span><text:span text:style-name="T276"><text:s/>( x1 x2 = !x</text:span><text:span text:style-name="T277">1 + !</text:span><text:span text:style-name="T278">x</text:span><text:span text:style-name="T279">2 ):</text:span></text:p>
      <text:p text:style-name="P280">Так как !х = !1 = 0</text:p>
      <text:p text:style-name="P281"><text:span text:style-name="T282">(</text:span><text:span text:style-name="T283">m</text:span><text:span text:style-name="T284"><text:s/></text:span><text:span text:style-name="T285">∉<text:s/></text:span><text:span text:style-name="T286">x</text:span><text:span text:style-name="T287">1</text:span><text:span text:style-name="T288">) + (</text:span><text:span text:style-name="T289">m</text:span><text:span text:style-name="T290"><text:s/>∉<text:s/></text:span><text:span text:style-name="T291">x</text:span><text:span text:style-name="T292">2</text:span><text:span text:style-name="T293">)</text:span></text:p>
      <text:p text:style-name="P294">А если оно не может оно одновременно принадлежать и значению х1 и значению х2,<text:s/>то оно принадлежит совокупности отрицаний этих значений:</text:p>
      <text:p text:style-name="P295"><text:span text:style-name="T296">m</text:span><text:span text:style-name="T297"><text:s/>∈ (!</text:span><text:span text:style-name="T298">x</text:span><text:span text:style-name="T299">1</text:span><text:span text:style-name="T300"><text:s/>+ !</text:span><text:span text:style-name="T301">x</text:span><text:span text:style-name="T302">2</text:span><text:span text:style-name="T303">). Доказано.</text:span></text:p>
      <text:p text:style-name="P304"/>
      <text:p text:style-name="P305"><text:span text:style-name="T306">b</text:span><text:span text:style-name="T307">) !(</text:span><text:span text:style-name="T308">x</text:span><text:span text:style-name="T309">1</text:span><text:span text:style-name="T310"><text:s/></text:span><text:span text:style-name="T311">+</text:span><text:span text:style-name="T312"><text:s/></text:span><text:span text:style-name="T313">x</text:span><text:span text:style-name="T314">2</text:span><text:span text:style-name="T315">)<text:s/></text:span><text:span text:style-name="T316">=</text:span><text:span text:style-name="T317"><text:s/>!</text:span><text:span text:style-name="T318">x</text:span><text:span text:style-name="T319">1</text:span><text:span text:style-name="T320"><text:s/>!</text:span><text:span text:style-name="T321">x</text:span><text:span text:style-name="T322">2</text:span></text:p>
      <text:p text:style-name="P323"><text:span text:style-name="T324">m</text:span><text:span text:style-name="T325"><text:s/></text:span><text:span text:style-name="T326">∈</text:span><text:span text:style-name="T327"><text:s/>!(</text:span><text:span text:style-name="T328">x</text:span><text:span text:style-name="T329">1</text:span><text:span text:style-name="T330"><text:s/>+<text:s/></text:span><text:span text:style-name="T331">x</text:span><text:span text:style-name="T332">2</text:span><text:span text:style-name="T333">) =&gt;<text:s/></text:span><text:span text:style-name="T334">m</text:span><text:span text:style-name="T335"><text:s/>∉ (</text:span><text:span text:style-name="T336">x</text:span><text:span text:style-name="T337">1</text:span><text:span text:style-name="T338"><text:s/>+<text:s/></text:span><text:span text:style-name="T339">x</text:span><text:span text:style-name="T340">2</text:span><text:span text:style-name="T341">)<text:s/></text:span></text:p>
      <text:p text:style-name="P342"><text:span text:style-name="T343">Так как значение не пренадлежит<text:s/></text:span><text:span text:style-name="T344">совокупности<text:s/></text:span><text:span text:style-name="T345">x</text:span><text:span text:style-name="T346">1<text:s/></text:span><text:span text:style-name="T347">и</text:span><text:span text:style-name="T348"><text:s/></text:span><text:span text:style-name="T349">x</text:span><text:span text:style-name="T350">2</text:span><text:span text:style-name="T351">, то значение не может быть равно х1 и не может быть равно х2</text:span><text:span text:style-name="T352">:</text:span></text:p>
      <text:p text:style-name="P353"><text:span text:style-name="T354">(</text:span><text:span text:style-name="T355">m</text:span><text:span text:style-name="T356"><text:s/>∉<text:s/></text:span><text:span text:style-name="T357">x</text:span><text:span text:style-name="T358">1</text:span><text:span text:style-name="T359">) ^ (</text:span><text:span text:style-name="T360">m</text:span><text:span text:style-name="T361"><text:s/>∉<text:s/></text:span><text:span text:style-name="T362">x</text:span><text:span text:style-name="T363">2</text:span><text:span text:style-name="T364">)</text:span></text:p>
      <text:p text:style-name="P365"><text:span text:style-name="T366">А если значение не равно х1</text:span><text:span text:style-name="T367">,</text:span><text:span text:style-name="T368"><text:s/>то оно равно !</text:span><text:span text:style-name="T369">x</text:span><text:span text:style-name="T370">1. Так же если значение не равно х2</text:span><text:span text:style-name="T371">,</text:span><text:span text:style-name="T372"><text:s/>то оно равно !х2</text:span><text:span text:style-name="T373">:</text:span></text:p>
      <text:p text:style-name="P374"><text:span text:style-name="T375">(</text:span><text:span text:style-name="T376">m</text:span><text:span text:style-name="T377"><text:s/>∈ !</text:span><text:span text:style-name="T378">x</text:span><text:span text:style-name="T379">1</text:span><text:span text:style-name="T380">) ^ (</text:span><text:span text:style-name="T381">m</text:span><text:span text:style-name="T382"><text:s/>∈ !</text:span><text:span text:style-name="T383">x</text:span><text:span text:style-name="T384">2</text:span><text:span text:style-name="T385">) =&gt;</text:span><text:span text:style-name="T386"><text:s/></text:span><text:span text:style-name="T387">m</text:span><text:span text:style-name="T388"><text:s/>∈ (!</text:span><text:span text:style-name="T389">x</text:span><text:span text:style-name="T390">1</text:span><text:span text:style-name="T391"><text:s/>^ !</text:span><text:span text:style-name="T392">x</text:span><text:span text:style-name="T393">2</text:span><text:span text:style-name="T394">). Доказано.</text:span></text:p>
      <text:p text:style-name="P395"/>
      <text:p text:style-name="P396"><text:span text:style-name="T397">3) (</text:span><text:span text:style-name="T398">x</text:span><text:span text:style-name="T399">1</text:span><text:span text:style-name="T400"><text:s/></text:span><draw:frame draw:style-name="a0" text:anchor-type="as-char" svg:x="0in" svg:y="0in" svg:width="0.16667in" svg:height="0.19792in" style:rel-width="scale" style:rel-height="scale"><draw:object xlink:href="Object 1/" xlink:type="simple" xlink:show="embed" xlink:actuate="onLoad"/></draw:frame><text:span text:style-name="T401"><text:s/></text:span><text:span text:style-name="T402">x</text:span><text:span text:style-name="T403">2</text:span><text:span text:style-name="T404"><text:s/></text:span><draw:frame draw:style-name="a1" text:anchor-type="as-char" svg:x="0in" svg:y="0in" svg:width="0.16667in" svg:height="0.19792in" style:rel-width="scale" style:rel-height="scale"><draw:object xlink:href="Object 2/" xlink:type="simple" xlink:show="embed" xlink:actuate="onLoad"/></draw:frame><text:span text:style-name="T405"><text:s/></text:span><text:span text:style-name="T406">x</text:span><text:span text:style-name="T407">1</text:span><text:span text:style-name="T408">x</text:span><text:span text:style-name="T409">2</text:span><text:span text:style-name="T410">)<text:s/></text:span><text:span text:style-name="T411">x</text:span><text:span text:style-name="T412">1</text:span><text:span text:style-name="T413"><text:s/>~<text:s/></text:span><text:span text:style-name="T414">/* по правилу перевода функции «или» через функцию сложения по модулю */<text:s/></text:span><text:span text:style-name="T415">~<text:s/></text:span><text:span text:style-name="T416">(x</text:span><text:span text:style-name="T417">1<text:s/></text:span><draw:frame draw:style-name="a2" text:anchor-type="as-char" svg:x="0in" svg:y="0in" svg:width="0.16667in" svg:height="0.19792in" style:rel-width="scale" style:rel-height="scale"><draw:object xlink:href="Object 3/" xlink:type="simple" xlink:show="embed" xlink:actuate="onLoad"/></draw:frame><text:span text:style-name="T418"><text:s/>x</text:span><text:span text:style-name="T419">2</text:span><text:span text:style-name="T420">)</text:span><text:span text:style-name="T421"><text:s/></text:span><text:span text:style-name="T422">x</text:span><text:span text:style-name="T423">1</text:span><text:span text:style-name="T424"><text:s/>~</text:span><text:span text:style-name="T425"><text:s/>/*<text:s/></text:span><text:span text:style-name="T426">по закону дистрибутивности */<text:s/></text:span><text:span text:style-name="T427">~</text:span><text:span text:style-name="T428"><text:s/>x</text:span><text:span text:style-name="T429">1</text:span></text:p>
      <text:p text:style-name="P430"/>
      <text:p text:style-name="P431"/>
      <text:p text:style-name="P432"/>
      <text:p text:style-name="Standard"><text:span text:style-name="T433">3<text:s/></text:span><text:span text:style-name="T434">Анализ полученных результатов</text:span></text:p>
      <text:p text:style-name="P435"/>
      <text:p text:style-name="P436"><text:span text:style-name="T437">В результате выполнения работы были получены навыки по доказательству свойства дистрибутивности и законов де Моргана, а так же по упрощению логических выражени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asian="Arial" style:font-name-complex="Tahoma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Tahoma" fo:hyphenate="false"/>
    </style:style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Федеральное агентство по образованию</dc:title>
    <meta:initial-creator>Tim</meta:initial-creator>
    <dc:creator>User</dc:creator>
    <meta:creation-date>2007-12-17T22:20:00Z</meta:creation-date>
    <dc:date>2017-10-07T11:12:00Z</dc:date>
    <meta:template xlink:href="Normal" xlink:type="simple"/>
    <meta:editing-cycles>64</meta:editing-cycles>
    <meta:editing-duration>PT1374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5" meta:word-count="383" meta:character-count="2564" meta:row-count="18" meta:non-whitespace-character-count="2186"/>
  </office:meta>
</office:document-meta>
</file>

<file path=Object 1/content.xml><?xml version="1.0" encoding="utf-8"?>
<mml:math xmlns:mml="http://www.w3.org/1998/Math/MathML" xmlns:m="http://schemas.openxmlformats.org/officeDocument/2006/math">
  <mml:mo>⊕</mml:mo>
</mml:math>
</file>

<file path=Object 2/content.xml><?xml version="1.0" encoding="utf-8"?>
<mml:math xmlns:mml="http://www.w3.org/1998/Math/MathML" xmlns:m="http://schemas.openxmlformats.org/officeDocument/2006/math">
  <mml:mo>⊕</mml:mo>
</mml:math>
</file>

<file path=Object 3/content.xml><?xml version="1.0" encoding="utf-8"?>
<mml:math xmlns:mml="http://www.w3.org/1998/Math/MathML" xmlns:m="http://schemas.openxmlformats.org/officeDocument/2006/math">
  <mml:mo>⊕</mml:mo>
</mml:math>
</file>